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ctStubsTest.mock_is_len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nientStubsTest.mock_is_stri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ctStubsTest.mock_is_stri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enientStubsTest.mock_is_len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